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6.6458in" style:use-optimal-column-width="false"/>
    </style:style>
    <style:style style:name="Table3" style:family="table">
      <style:table-properties style:width="6.6458in" fo:margin-left="0.0354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ableColumn36" style:family="table-column">
      <style:table-column-properties style:column-width="6.6979in" style:use-optimal-column-width="false"/>
    </style:style>
    <style:style style:name="Table35" style:family="table">
      <style:table-properties style:width="6.6979in" fo:margin-left="0.0041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ableColumn67" style:family="table-column">
      <style:table-column-properties style:column-width="6.693in" style:use-optimal-column-width="false"/>
    </style:style>
    <style:style style:name="Table66" style:family="table">
      <style:table-properties style:width="6.693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ableColumn91" style:family="table-column">
      <style:table-column-properties style:column-width="6.693in" style:use-optimal-column-width="false"/>
    </style:style>
    <style:style style:name="Table90" style:family="table">
      <style:table-properties style:width="6.693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7" style:parent-style-name="Fuentedepárrafopredeter." style:family="text">
      <style:text-properties fo:font-weight="bold" style:font-weight-asian="bold" style:font-weight-complex="bold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3" style:parent-style-name="Fuentedepárrafopredeter." style:family="text">
      <style:text-properties fo:font-weight="bold" style:font-weight-asian="bold" style:font-weight-complex="bold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T105" style:parent-style-name="Fuentedepárrafopredeter." style:family="text">
      <style:text-properties fo:font-weight="bold" style:font-weight-asian="bold" style:font-weight-complex="bold"/>
    </style:style>
    <style:style style:name="T106" style:parent-style-name="Fuentedepárrafopredeter." style:family="text">
      <style:text-properties fo:font-weight="bold" style:font-weight-asian="bold" style:font-weight-complex="bold"/>
    </style:style>
    <style:style style:name="T107" style:parent-style-name="Fuentedepárrafopredeter." style:family="text">
      <style:text-properties fo:font-weight="bold" style:font-weight-asian="bold" style:font-weight-complex="bold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0" style:parent-style-name="Fuentedepárrafopredeter." style:family="text">
      <style:text-properties fo:font-weight="bold" style:font-weight-asian="bold" style:font-weight-complex="bold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name="T112" style:parent-style-name="Fuentedepárrafopredeter." style:family="text">
      <style:text-properties fo:font-weight="bold" style:font-weight-asian="bold" style:font-weight-complex="bold"/>
    </style:style>
    <style:style style:name="P113" style:parent-style-name="TableContents" style:family="paragraph">
      <style:paragraph-properties fo:text-align="end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TableColumn119" style:family="table-column">
      <style:table-column-properties style:column-width="6.693in" style:use-optimal-column-width="false"/>
    </style:style>
    <style:style style:name="Table118" style:family="table">
      <style:table-properties style:width="6.693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22" style:parent-style-name="Fuentedepárrafopredeter." style:family="text">
      <style:text-properties fo:font-weight="bold" style:font-weight-asian="bold" style:font-weight-complex="bold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1" style:parent-style-name="Fuentedepárrafopredeter." style:family="text">
      <style:text-properties fo:font-weight="bold" style:font-weight-asian="bold" style:font-weight-complex="bold"/>
    </style:style>
    <style:style style:name="T132" style:parent-style-name="Fuentedepárrafopredeter." style:family="text">
      <style:text-properties fo:font-weight="bold" style:font-weight-asian="bold" style:font-weight-complex="bold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5" style:parent-style-name="Fuentedepárrafopredeter." style:family="text">
      <style:text-properties fo:font-weight="bold" style:font-weight-asian="bold" style:font-weight-complex="bold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9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asos d'us:<text:s/></text:p>
      <text:p text:style-name="P2">(aquest a continuació no serveix)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Standard"><text:span text:style-name="T7">Descripció</text:span>: Aplicació de visualitzacions de series. (TotSeries)</text:p>
          </table:table-cell>
        </table:table-row>
        <table:table-row table:style-name="TableRow8">
          <table:table-cell table:style-name="TableCell9">
            <text:p text:style-name="Standard"><text:span text:style-name="T10">Actors</text:span>: Usuari registrat, Administrador,<text:s/>Usuari no registrat i Temps</text:p>
          </table:table-cell>
        </table:table-row>
        <table:table-row table:style-name="TableRow11">
          <table:table-cell table:style-name="TableCell12">
            <text:p text:style-name="Standard"><text:span text:style-name="T13">Precondicions</text:span>: Usuari ha d’estar<text:s/>loguejat o no registrat.</text:p>
          </table:table-cell>
        </table:table-row>
        <table:table-row table:style-name="TableRow14">
          <table:table-cell table:style-name="TableCell15">
            <text:p text:style-name="Standard"><text:span text:style-name="T16">Flux</text:span><text:s/><text:span text:style-name="T17">Bàsic</text:span>: (Usuari registrat [Pot ser VIP o normal])</text:p>
            <text:p text:style-name="Standard"/>
            <text:p text:style-name="Standard"><text:span text:style-name="T18">1)<text:s/></text:span>Usuari inicia l’aplicació i apareix el catàleg de series.</text:p>
            <text:p text:style-name="Standard"/>
            <text:p text:style-name="Standard"><text:span text:style-name="T19">2)<text:s/></text:span>El catàleg mostra totes les series que pot veure l’usuari juntament amb les valoracions de cada <text:s text:c="3"/>sèrie.</text:p>
            <text:p text:style-name="Standard"/>
            <text:p text:style-name="Standard"><text:span text:style-name="T20">3)</text:span><text:s/>Usuari selecciona una sèrie i l’aplicació entra en aquesta.</text:p>
            <text:p text:style-name="Standard"/>
            <text:p text:style-name="Standard"><text:span text:style-name="T21">4)<text:s/></text:span>L’aplicació mostra al usuari una breu descripció juntament amb el número de temporades, elenc i la valoració dels usuaris.</text:p>
            <text:p text:style-name="P22"/>
            <text:p text:style-name="Standard"><text:span text:style-name="T23">5)<text:s/></text:span>L’usuari escull una temporada de la sèrie i l’aplicació mostra el número de capítols que té aquesta.</text:p>
            <text:p text:style-name="Standard"/>
            <text:p text:style-name="Standard"><text:span text:style-name="T24">6)</text:span><text:s/>L’usuari pot visualitzar només un capítol alhora. En el cas de que vulgui visualitzar més d’un sortirà un missatge d’error.</text:p>
            <text:p text:style-name="Standard"/>
            <text:p text:style-name="Standard"><text:span text:style-name="T25">7)</text:span><text:s/>Desprès de visualitzar el capítol, l’usuari pot valorar i comentar el capítol i la sèrie. També pot descarregar el capítol.</text:p>
            <text:p text:style-name="Standard"/>
            <text:p text:style-name="Standard"><text:span text:style-name="T26">8)</text:span><text:s/>Al descarregar el capítol s’ha de realitzar un import d’un valor 1€ per cada capítol descarregat que s’anirà acumulant fins a final de mes que és quan s’haurà de pagar. En el cas de que l’usuari sigui VIP tindrà un<text:s/>10% de descompte en aquest import.</text:p>
            <text:p text:style-name="Standard"><text:s text:c="3"/></text:p>
            <text:p text:style-name="Standard"/>
          </table:table-cell>
        </table:table-row>
        <table:table-row table:style-name="TableRow27">
          <table:table-cell table:style-name="TableCell28">
            <text:p text:style-name="Standard"><text:span text:style-name="T29">Flux</text:span><text:s/><text:span text:style-name="T30">Alternatiu</text:span>: (Usuari no registrat)</text:p>
            <text:p text:style-name="Standard"/>
            <text:p text:style-name="Standard"><text:span text:style-name="T31">3.a)</text:span><text:s/>Al seleccionar una sèrie l’aplicació mostrarà un missatge d’error dient que l’usuari no està registrat i a continuació sortirà un pop-up/el rediriccionarà cap a un altre<text:s/>pàgina on podrà</text:p>
            <text:p text:style-name="Standard">registrar-se.</text:p>
            <text:p text:style-name="Standard"/>
          </table:table-cell>
        </table:table-row>
        <table:table-row table:style-name="TableRow32">
          <table:table-cell table:style-name="TableCell33">
            <text:p text:style-name="Standard"><text:span text:style-name="T34">Postcondicions</text:span>: El capítol reproduït es marca com a Vist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TableContents"><text:span text:style-name="T39">Descripció:<text:s/></text:span>UC1: Registre o Login d'Usuaris</text:p>
          </table:table-cell>
        </table:table-row>
        <table:table-row table:style-name="TableRow40">
          <table:table-cell table:style-name="TableCell41">
            <text:p text:style-name="TableContents"><text:span text:style-name="T42">Actors:<text:s/></text:span>Usuari registrat, Usuari no registrat, Administrador.</text:p>
          </table:table-cell>
        </table:table-row>
        <table:table-row table:style-name="TableRow43">
          <table:table-cell table:style-name="TableCell44">
            <text:p text:style-name="TableContents"><text:span text:style-name="T45">Precondicions:<text:s/></text:span>L'aplicació ha d'estar<text:s/>inicialitzada.</text:p>
          </table:table-cell>
        </table:table-row>
        <table:table-row table:style-name="TableRow46">
          <table:table-cell table:style-name="TableCell47">
            <text:p text:style-name="P48">Flux Bàsic:</text:p>
            <text:p text:style-name="P49"/>
            <text:p text:style-name="TableContents"><text:span text:style-name="T50">1)<text:s/></text:span>L'aplicació mostra per pantalla un pop-up/finestra on l'usuari pot registrar-se o loguejar-se.</text:p>
            <text:p text:style-name="P51"/>
            <text:p text:style-name="TableContents"><text:span text:style-name="T52">2)</text:span><text:s/>Desprès pot interactuar amb totes les funcions de l'aplicació.<text:s/><text:span text:style-name="T53"><text:s/></text:span></text:p>
            <text:p text:style-name="P54"/>
          </table:table-cell>
        </table:table-row>
        <table:table-row table:style-name="TableRow55">
          <table:table-cell table:style-name="TableCell56">
            <text:p text:style-name="P57">Flux Alternatiu:</text:p>
            <text:p text:style-name="P58"/>
            <text:p text:style-name="TableContents"><text:span text:style-name="T59">1.a)<text:s/></text:span>Si ha de registrar-se l'usuari ha de introduir una sèrie de dades corresponents: nom, contrasenya, data de naixement i nacionalitat.</text:p>
            <text:p text:style-name="P60"/>
            <text:p text:style-name="TableContents"><text:span text:style-name="T61">1.a2)<text:s/></text:span>L'administrador escollirà <text:s/>si el nou usuari registrat ha de ser VIP o no i en cas positiu haurà de fer els processos necessaris.</text:p>
            <text:p text:style-name="P62"/>
          </table:table-cell>
        </table:table-row>
        <table:table-row table:style-name="TableRow63">
          <table:table-cell table:style-name="TableCell64">
            <text:p text:style-name="TableContents"><text:span text:style-name="T65">Postcondicions:<text:s/></text:span>L'usuari acaba registrat o loguejat i pot continuar utilitzant l'aplicació.</text:p>
          </table:table-cell>
        </table:table-row>
      </table:table>
      <text:p text:style-name="Normal"/>
      <text:p text:style-name="Normal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TableContents"><text:span text:style-name="T70">Descripció:<text:s/></text:span>UC1.1: Selecció de client VIP o normal.</text:p>
          </table:table-cell>
        </table:table-row>
        <table:table-row table:style-name="TableRow71">
          <table:table-cell table:style-name="TableCell72">
            <text:p text:style-name="TableContents"><text:span text:style-name="T73">Actors:<text:s/></text:span>Administrador, Usuari loguejat o registrat.</text:p>
          </table:table-cell>
        </table:table-row>
        <table:table-row table:style-name="TableRow74">
          <table:table-cell table:style-name="TableCell75">
            <text:p text:style-name="TableContents"><text:span text:style-name="T76">Precondicions</text:span>: L'usuari ha d'estar al menys registrat.</text:p>
          </table:table-cell>
        </table:table-row>
        <table:table-row table:style-name="TableRow77">
          <table:table-cell table:style-name="TableCell78">
            <text:p text:style-name="TableContents"><text:span text:style-name="T79">Flux</text:span><text:s/><text:span text:style-name="T80">Bàsic</text:span>:</text:p>
            <text:p text:style-name="TableContents"/>
            <text:p text:style-name="TableContents"><text:span text:style-name="T81">1)</text:span><text:s/>Desprès de que l'usuari es registri o logueji, l'administrador seleccionarà si aquest usuari</text:p>
            <text:p text:style-name="TableContents">es tornarà VIP o només serà un usuari de tipus normal.</text:p>
            <text:p text:style-name="TableContents"/>
            <text:p text:style-name="TableContents"><text:span text:style-name="T82">2)</text:span><text:s/>En cas de que l'administrador decideixi que un usuari sigui VIP s'aplicarà un descompte</text:p>
            <text:p text:style-name="TableContents">del 10% del import mensual. En cas contrari l'import serà del 100% (usuari normal).</text:p>
            <text:p text:style-name="TableContents"/>
          </table:table-cell>
        </table:table-row>
        <table:table-row table:style-name="TableRow83">
          <table:table-cell table:style-name="TableCell84">
            <text:p text:style-name="TableContents"><text:span text:style-name="T85">Flux</text:span><text:s/><text:span text:style-name="T86">Alternatiu</text:span>: N/A</text:p>
          </table:table-cell>
        </table:table-row>
        <table:table-row table:style-name="TableRow87">
          <table:table-cell table:style-name="TableCell88">
            <text:p text:style-name="TableContents"><text:span text:style-name="T89">Postcondicions</text:span>: Usuari acaba sent VIP o no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TableContents"><text:span text:style-name="T94">Descripció:<text:s/></text:span>UC3: Descarrega/Visualització<text:s/>via streaming de capítols.</text:p>
          </table:table-cell>
        </table:table-row>
        <table:table-row table:style-name="TableRow95">
          <table:table-cell table:style-name="TableCell96">
            <text:p text:style-name="TableContents"><text:span text:style-name="T97">Actors:<text:s/></text:span>Usuari registrat, Temps.</text:p>
          </table:table-cell>
        </table:table-row>
        <table:table-row table:style-name="TableRow98">
          <table:table-cell table:style-name="TableCell99">
            <text:p text:style-name="TableContents"><text:span text:style-name="T100">Precondicions</text:span>: L'usuari ha d'estar loguejat. Única visualització alhora.</text:p>
          </table:table-cell>
        </table:table-row>
        <table:table-row table:style-name="TableRow101">
          <table:table-cell table:style-name="TableCell102">
            <text:p text:style-name="TableContents"><text:span text:style-name="T103">Flux</text:span><text:s/><text:span text:style-name="T104">Bàsic</text:span>:</text:p>
            <text:p text:style-name="TableContents"/>
            <text:p text:style-name="TableContents"><text:span text:style-name="T105">1)<text:s/></text:span>L'usuari, desprès d'haver seleccionat la sèrie, la temporada i el capítol que vol veure haurà de<text:s/>descarregar-lo via streaming per poder visualitzar-lo.</text:p>
            <text:p text:style-name="TableContents"/>
            <text:p text:style-name="TableContents"><text:span text:style-name="T106">2)</text:span><text:s/>Al visualitzar aquest capítol, es carregarà al compte del usuari un import de 1€.</text:p>
            <text:p text:style-name="TableContents"/>
            <text:p text:style-name="TableContents"><text:span text:style-name="T107">3)</text:span><text:s/>A final de mes s'haurà de realitzar el pagament corresponent del total del import generat per les visualitzacions dels capítols que l'usuari ha escollit.</text:p>
            <text:p text:style-name="TableContents"/>
          </table:table-cell>
        </table:table-row>
        <table:table-row table:style-name="TableRow108">
          <table:table-cell table:style-name="TableCell109">
            <text:p text:style-name="TableContents"><text:span text:style-name="T110">Flux</text:span><text:s/><text:span text:style-name="T111">Alternatiu</text:span>:</text:p>
            <text:p text:style-name="TableContents"/>
            <text:p text:style-name="TableContents"><text:span text:style-name="T112">1.a)<text:s/></text:span>En cas de que l'usuari intenti veure més d'un capítol alhora apareixerà per pantalla</text:p>
            <text:p text:style-name="TableContents">un missatge d'error informant a l'usuari que aquesta acció que vol realitzar està prohibida.</text:p>
            <text:p text:style-name="P113"/>
          </table:table-cell>
        </table:table-row>
        <table:table-row table:style-name="TableRow114">
          <table:table-cell table:style-name="TableCell115">
            <text:p text:style-name="TableContents"><text:span text:style-name="T116">Postcond</text:span><text:span text:style-name="T117">icions</text:span>: Import carregat al compte, capítol marcat com a vist.</text:p>
          </table:table-cell>
        </table:table-row>
      </table:table>
      <text:p text:style-name="Normal"/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TableContents"><text:span text:style-name="T122">Descripció:<text:s/></text:span>UCn:<text:s/></text:p>
          </table:table-cell>
        </table:table-row>
        <table:table-row table:style-name="TableRow123">
          <table:table-cell table:style-name="TableCell124">
            <text:p text:style-name="P125">Actors:<text:s/></text:p>
          </table:table-cell>
        </table:table-row>
        <table:table-row table:style-name="TableRow126">
          <table:table-cell table:style-name="TableCell127">
            <text:p text:style-name="TableContents"><text:span text:style-name="T128">Precondicions</text:span>:</text:p>
          </table:table-cell>
        </table:table-row>
        <table:table-row table:style-name="TableRow129">
          <table:table-cell table:style-name="TableCell130">
            <text:p text:style-name="TableContents"><text:span text:style-name="T131">Flux</text:span><text:s/><text:span text:style-name="T132">Bàsic</text:span>:</text:p>
            <text:p text:style-name="TableContents"/>
          </table:table-cell>
        </table:table-row>
        <table:table-row table:style-name="TableRow133">
          <table:table-cell table:style-name="TableCell134">
            <text:p text:style-name="TableContents"><text:span text:style-name="T135">Flux</text:span><text:s/><text:span text:style-name="T136">Alternatiu</text:span>:</text:p>
            <text:p text:style-name="TableContents"/>
          </table:table-cell>
        </table:table-row>
        <table:table-row table:style-name="TableRow137">
          <table:table-cell table:style-name="TableCell138">
            <text:p text:style-name="TableContents"><text:span text:style-name="T139">Postcondicions</text:span>: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 Diaz Ruiz</dc:creator>
    <meta:creation-date>2016-10-03T08:38:00Z</meta:creation-date>
    <dc:date>2016-10-19T08:28:00Z</dc:date>
    <meta:template xlink:href="Normal.dotm" xlink:type="simple"/>
    <meta:editing-cycles>34</meta:editing-cycles>
    <meta:editing-duration>PT14040S</meta:editing-duration>
    <meta:document-statistic meta:page-count="3" meta:paragraph-count="7" meta:word-count="597" meta:character-count="3874" meta:row-count="27" meta:non-whitespace-character-count="3284"/>
  </office:meta>
</office:document-meta>
</file>